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531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0.848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3">Aggiunta di un lavoretto in classe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31134297" text:style-name="L1">
              <text:list-item>
                <text:p text:style-name="P5">Elena è una maestra dell'asilo e oggi in classe ha fatto disegnare ai bambini della classe 2a A la loro casa. Visto che Luca ha terminato il suo disegno, Elena decide di inserirlo nel suo profilo su @silo. Elena accede ad @silo ed esegue il login, viene indirizzata alla sua area personale e va su "Carica lavoro".</text:p>
                <text:list>
                  <text:list-item>
                    <text:list>
                      <text:list-item>
                        <text:p text:style-name="P5">@silo le mostra una finestra per il caricamento del file.</text:p>
                      </text:list-item>
                    </text:list>
                  </text:list-item>
                </text:list>
              </text:list-item>
              <text:list-item>
                <text:p text:style-name="P5">Elena sceglie l'immagine "Casetta in montagna.jpg" e sottomette il file</text:p>
                <text:list>
                  <text:list-item>
                    <text:list>
                      <text:list-item>
                        <text:p text:style-name="P5">@silo mostra il messaggio "Casetta in montagna pubblicato con successo"</text:p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2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46S</meta:editing-duration>
    <meta:editing-cycles>8</meta:editing-cycles>
    <meta:generator>OpenOffice.org/3.3$Win32 OpenOffice.org_project/330m20$Build-9567</meta:generator>
    <dc:date>2012-10-20T11:03:38.57</dc:date>
    <meta:document-statistic meta:table-count="1" meta:image-count="0" meta:object-count="0" meta:page-count="1" meta:paragraph-count="12" meta:word-count="105" meta:character-count="623"/>
    <dc:creator>Alfonso Piscitelli</dc:creator>
    <meta:user-defined meta:name="Info 1"/>
    <meta:user-defined meta:name="Info 2"/>
    <meta:user-defined meta:name="Info 3"/>
    <meta:user-defined meta:name="Info 4"/>
  </office:meta>
</office:document-meta>
</file>